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2pt" fo:font-weight="bold" officeooo:rsid="001781fb" officeooo:paragraph-rsid="001781fb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1" fo:font-size="15pt" fo:font-weight="bold" officeooo:rsid="001781fb" officeooo:paragraph-rsid="001781fb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24292e" style:font-name="Arial1" fo:font-size="13pt" fo:letter-spacing="normal" fo:font-style="normal" fo:font-weight="bold" officeooo:rsid="001781fb" officeooo:paragraph-rsid="001781fb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24292e" style:font-name="Arial1" fo:font-size="12pt" fo:letter-spacing="normal" fo:font-style="normal" fo:font-weight="bold" officeooo:rsid="001781fb" officeooo:paragraph-rsid="001781fb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rial1" fo:font-size="12pt" fo:letter-spacing="normal" fo:font-style="normal" fo:font-weight="normal" style:font-size-asian="12pt" style:font-size-complex="12pt"/>
    </style:style>
    <style:style style:name="P6" style:family="paragraph" style:parent-style-name="Heading_20_3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Arial1" fo:font-size="13pt" fo:letter-spacing="normal" fo:font-style="normal" fo:font-weight="bold" style:font-size-asian="13pt" style:font-size-complex="13pt"/>
    </style:style>
    <style:style style:name="P7" style:family="paragraph" style:parent-style-name="Text_20_body" style:list-style-name="L1">
      <style:paragraph-properties fo:margin-top="0.423cm" fo:margin-bottom="0.423cm" loext:contextual-spacing="false" fo:orphans="2" fo:widows="2"/>
      <style:text-properties fo:font-variant="normal" fo:text-transform="none" fo:color="#24292e" style:font-name="Arial1" fo:font-size="12pt" fo:letter-spacing="normal" fo:font-style="normal" fo:font-weight="normal" style:font-size-asian="12pt" style:font-size-complex="12pt"/>
    </style:style>
    <style:style style:name="P8" style:family="paragraph" style:parent-style-name="Text_20_body" style:list-style-name="L2">
      <style:paragraph-properties fo:margin-top="0cm" fo:margin-bottom="0cm" loext:contextual-spacing="false" fo:orphans="2" fo:widows="2"/>
      <style:text-properties fo:font-variant="normal" fo:text-transform="none" fo:color="#24292e" style:font-name="Arial1" fo:font-size="12pt" fo:letter-spacing="normal" fo:font-style="normal" fo:font-weight="normal" officeooo:paragraph-rsid="00184e71" style:font-size-asian="12pt" style:font-size-complex="12pt"/>
    </style:style>
    <style:style style:name="P9" style:family="paragraph" style:parent-style-name="Text_20_body" style:list-style-name="L2">
      <style:paragraph-properties fo:margin-top="0cm" fo:margin-bottom="0cm" loext:contextual-spacing="false" fo:orphans="2" fo:widows="2"/>
      <style:text-properties fo:font-variant="normal" fo:text-transform="none" fo:color="#24292e" style:font-name="Arial1" fo:font-size="12pt" fo:letter-spacing="normal" fo:font-style="normal" fo:font-weight="normal" officeooo:rsid="00191873" officeooo:paragraph-rsid="001ba5ab" style:font-size-asian="12pt" style:font-size-complex="12pt"/>
    </style:style>
    <style:style style:name="P10" style:family="paragraph" style:parent-style-name="Text_20_body" style:list-style-name="L2">
      <style:paragraph-properties fo:margin-top="0cm" fo:margin-bottom="0cm" loext:contextual-spacing="false" fo:orphans="2" fo:widows="2"/>
      <style:text-properties fo:font-variant="normal" fo:text-transform="none" fo:color="#24292e" style:font-name="Arial1" fo:font-size="12pt" fo:letter-spacing="normal" fo:font-style="normal" fo:font-weight="normal" officeooo:rsid="00191873" officeooo:paragraph-rsid="00191873" style:font-size-asian="12pt" style:font-size-complex="12pt"/>
    </style:style>
    <style:style style:name="P11" style:family="paragraph" style:parent-style-name="Text_20_body" style:list-style-name="L2">
      <style:paragraph-properties fo:margin-top="0cm" fo:margin-bottom="0cm" loext:contextual-spacing="false" fo:orphans="2" fo:widows="2"/>
      <style:text-properties officeooo:paragraph-rsid="001ba5ab"/>
    </style:style>
    <style:style style:name="P12" style:family="paragraph" style:parent-style-name="Text_20_body" style:list-style-name="L2">
      <style:paragraph-properties fo:margin-top="0cm" fo:margin-bottom="0cm" loext:contextual-spacing="false" fo:orphans="2" fo:widows="2"/>
      <style:text-properties officeooo:rsid="00191873" officeooo:paragraph-rsid="00191873"/>
    </style:style>
    <style:style style:name="T1" style:family="text">
      <style:text-properties officeooo:rsid="001781fb"/>
    </style:style>
    <style:style style:name="T2" style:family="text">
      <style:text-properties fo:font-variant="normal" fo:text-transform="none" fo:color="#24292e" style:font-name="Arial1" fo:font-size="12pt" fo:letter-spacing="normal" fo:font-style="normal" fo:font-weight="normal" officeooo:rsid="00184e71" style:font-size-asian="12pt" style:font-size-complex="12pt"/>
    </style:style>
    <style:style style:name="T3" style:family="text">
      <style:text-properties fo:font-variant="normal" fo:text-transform="none" fo:color="#24292e" style:font-name="Arial1" fo:font-size="12pt" fo:letter-spacing="normal" fo:font-style="normal" fo:font-weight="normal" officeooo:rsid="00191873" style:font-size-asian="12pt" style:font-size-complex="12pt"/>
    </style:style>
    <style:style style:name="T4" style:family="text">
      <style:text-properties fo:font-variant="normal" fo:text-transform="none" fo:color="#7036be" style:text-line-through-style="none" style:text-line-through-type="none" style:font-name="Arial1" fo:font-size="9pt" fo:letter-spacing="normal" fo:font-style="normal" style:text-underline-style="none" fo:font-weight="bold" style:text-blinking="false" style:font-size-asian="9pt" style:font-size-complex="9pt" loext:padding="0cm" loext:border="none"/>
    </style:style>
    <style:style style:name="T5" style:family="text">
      <style:text-properties fo:font-variant="normal" fo:text-transform="none" fo:color="#7036be" style:text-line-through-style="none" style:text-line-through-type="none" style:font-name="Arial1" fo:font-size="9pt" fo:letter-spacing="normal" fo:font-style="normal" style:text-underline-style="none" fo:font-weight="bold" officeooo:rsid="00184e71" style:text-blinking="false" style:font-size-asian="9pt" style:font-size-complex="9pt" loext:padding="0cm" loext:border="none"/>
    </style:style>
    <style:style style:name="T6" style:family="text">
      <style:text-properties officeooo:rsid="0017ba7f"/>
    </style:style>
    <style:style style:name="T7" style:family="text">
      <style:text-properties fo:font-weight="bold" officeooo:rsid="0017ba7f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DADES MAPEAR XML A CLASE</text:p>
      <text:p text:style-name="P1"/>
      <text:p text:style-name="P3">-Ejercicio 1</text:p>
      <text:p text:style-name="P4"/>
      <text:p text:style-name="P5">Añade al proyecto <text:span text:style-name="T1">principal_VentasArticulos</text:span>:</text:p>
      <text:list xml:id="list870652655" text:style-name="L1">
        <text:list-item>
          <text:p text:style-name="P7">Método que reciba un número de venta y la borre, si existe, del documento XML. El método devolverá true si se ha borrado la venta y false si no se ha borrado o ha ocurrido algún error.</text:p>
        </text:list-item>
        <text:list-item>
          <text:p text:style-name="P7">Método para modificar el stock del artículo. Recibe una cantidad <text:span text:style-name="T6">numérica</text:span> y se debe sumar al stock del artículo. El método devuelve true si todo ha ido bien y false en caso contrario.</text:p>
        </text:list-item>
        <text:list-item>
          <text:p text:style-name="P7">Método para cambiar los datos de una venta, recibe el número de venta a modificar, las unidades y la fecha. Devuelve true o false en función del éxito de la operación.</text:p>
        </text:list-item>
      </text:list>
      <text:h text:style-name="P6" text:outline-level="3"><text:bookmark text:name="user-content-ejercicio-2"/>-Ejercicio 2</text:h>
      <text:list xml:id="list4264885043" text:style-name="L2">
        <text:list-item>
          <text:p text:style-name="P8">Generar plantilla XSD para la lista de reproducción y mapear a clase Java. <text:span text:style-name="T6">Después generar un documento XML que contenga una lista de reproducción con canciones y visualizar el XML en una clase llamada ‘principal_ListaReproduccion’.</text:span></text:p>
          <text:p text:style-name="P8"/>
          <text:p text:style-name="P8"><text:span text:style-name="T6"><text:s/></text:span><text:span text:style-name="T7">Nota</text:span><text:span text:style-name="T6">: Para mapear XSD a clase Java hay que hacer click derecho sobre el documento XSD y darle a ‘Generate’ → ‘JAXB Classes...’ </text:span></text:p>
          <text:p text:style-name="P8"/>
          <text:p text:style-name="P11"><text:span text:style-name="T2">Es posible que algunas versiones de Eclipse necesiten instalar Web Tools Platform(WTP) para disponer de la herramienta que genera las clases JABX. Para instalar WTP hay que ir a la barra de herramientas ‘Help’ → ‘Install New Software...’ y en la barra que pone ‘Work with:’ pegas </text:span><text:span text:style-name="T3">el siguiente enlace: </text:span></text:p>
          <text:p text:style-name="P9"/>
          <text:p text:style-name="P11"><text:span text:style-name="T2"><text:s/></text:span><text:span text:style-name="T4">http://download.eclipse.org/webtools/repository/</text:span><text:span text:style-name="T5">nombre de la versión de eclipse (oygen, photon, …)</text:span></text:p>
          <text:p text:style-name="P12"/>
          <text:p text:style-name="P10">Una vez cargue, eliges la opción Web Tools Platform (WTP) con la versión más nueva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22:34:09.401000000</meta:creation-date>
    <dc:date>2018-11-25T17:16:20.392000000</dc:date>
    <meta:editing-duration>PT17M54S</meta:editing-duration>
    <meta:editing-cycles>7</meta:editing-cycles>
    <meta:generator>LibreOffice/6.1.3.2$Windows_X86_64 LibreOffice_project/86daf60bf00efa86ad547e59e09d6bb77c699acb</meta:generator>
    <meta:document-statistic meta:table-count="0" meta:image-count="0" meta:object-count="0" meta:page-count="1" meta:paragraph-count="16" meta:word-count="258" meta:character-count="1487" meta:non-whitespace-character-count="1249"/>
  </office:meta>
</office:document-meta>
</file>